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778d" officeooo:paragraph-rsid="000e778d"/>
    </style:style>
    <style:style style:name="P2" style:family="paragraph" style:parent-style-name="Standard" style:list-style-name="L1">
      <style:text-properties officeooo:rsid="000e778d" officeooo:paragraph-rsid="000e778d"/>
    </style:style>
    <style:style style:name="P3" style:family="paragraph" style:parent-style-name="Standard" style:list-style-name="L4">
      <style:text-properties officeooo:rsid="000e778d" officeooo:paragraph-rsid="000e778d"/>
    </style:style>
    <style:style style:name="P4" style:family="paragraph" style:parent-style-name="Standard" style:list-style-name="L7">
      <style:text-properties officeooo:rsid="000e778d" officeooo:paragraph-rsid="000e778d"/>
    </style:style>
    <style:style style:name="P5" style:family="paragraph" style:parent-style-name="Standard" style:list-style-name="L9">
      <style:text-properties officeooo:rsid="000e778d" officeooo:paragraph-rsid="000e778d"/>
    </style:style>
    <style:style style:name="P6" style:family="paragraph" style:parent-style-name="Standard" style:list-style-name="L11">
      <style:text-properties officeooo:rsid="000e778d" officeooo:paragraph-rsid="000e778d"/>
    </style:style>
    <style:style style:name="P7" style:family="paragraph" style:parent-style-name="Standard" style:list-style-name="L8">
      <style:text-properties officeooo:paragraph-rsid="000e778d"/>
    </style:style>
    <style:style style:name="P8" style:family="paragraph" style:parent-style-name="Standard" style:list-style-name="L12">
      <style:text-properties officeooo:rsid="000f1a6d" officeooo:paragraph-rsid="000f1a6d"/>
    </style:style>
    <style:style style:name="P9" style:family="paragraph" style:parent-style-name="Standard">
      <style:text-properties officeooo:rsid="000f1a6d" officeooo:paragraph-rsid="000f1a6d"/>
    </style:style>
    <style:style style:name="P10" style:family="paragraph" style:parent-style-name="Standard" style:list-style-name="L12"/>
    <style:style style:name="P11" style:family="paragraph" style:parent-style-name="Standard" style:list-style-name="L12">
      <style:text-properties officeooo:paragraph-rsid="000f1a6d"/>
    </style:style>
    <style:style style:name="P12" style:family="paragraph" style:parent-style-name="Standard" style:list-style-name="L12">
      <style:text-properties officeooo:rsid="0010e699" officeooo:paragraph-rsid="0010e699"/>
    </style:style>
    <style:style style:name="P13" style:family="paragraph" style:parent-style-name="Standard" style:list-style-name="L12">
      <style:text-properties officeooo:rsid="0011cd7a" officeooo:paragraph-rsid="0011cd7a"/>
    </style:style>
    <style:style style:name="P14" style:family="paragraph" style:parent-style-name="Standard">
      <style:text-properties officeooo:rsid="0011cd7a" officeooo:paragraph-rsid="0011cd7a"/>
    </style:style>
    <style:style style:name="T1" style:family="text">
      <style:text-properties officeooo:rsid="000e778d"/>
    </style:style>
    <style:style style:name="T2" style:family="text">
      <style:text-properties officeooo:rsid="000f1a6d"/>
    </style:style>
    <style:style style:name="T3" style:family="text">
      <style:text-properties officeooo:rsid="0010e69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17511207" text:style-name="L8">
        <text:list-item>
          <text:p text:style-name="P7"><text:span text:style-name="T1">Download the folder from the link given by mentor</text:span></text:p>
        </text:list-item>
      </text:list>
      <text:p text:style-name="P1"><text:s/><text:tab/> <text:s/>Extract it</text:p>
      <text:list xml:id="list1501971976" text:style-name="L7">
        <text:list-item>
          <text:p text:style-name="P4">Go to terminal:</text:p>
          <text:p text:style-name="P4"><text:s text:c="2"/>mkdir -p ~/rugved/src</text:p>
        </text:list-item>
      </text:list>
      <text:p text:style-name="P1"><text:tab/> <text:s/>cd rugved</text:p>
      <text:p text:style-name="P1"><text:tab/> catkin_make</text:p>
      <text:p text:style-name="P1"><text:tab/>source devel/setup.bash</text:p>
      <text:p text:style-name="P1"><text:tab/>cd src</text:p>
      <text:p text:style-name="P1"><text:tab/>catkin_create_pkg rugved_description</text:p>
      <text:p text:style-name="P1"><text:tab/>cd rugved_description</text:p>
      <text:p text:style-name="P1"><text:tab/>copy all the contents which you have downloaded from the link(Press skip if it asks to <text:tab/>replace)</text:p>
      <text:p text:style-name="P1"><text:tab/>catkin_make</text:p>
      <text:p text:style-name="P1"><text:tab/>source devel/setup.bash</text:p>
      <text:list xml:id="list2059734870" text:style-name="L9">
        <text:list-item>
          <text:p text:style-name="P5">Open new terminal </text:p>
          <text:p text:style-name="P5">source devel/setup.bash</text:p>
          <text:p text:style-name="P5">cd rugved</text:p>
          <text:p text:style-name="P5">roslaunch rugved_description gazebo.launch</text:p>
          <text:p text:style-name="P5">Fixing 2 errors: </text:p>
        </text:list-item>
      </text:list>
      <text:list xml:id="list1217557812" text:style-name="L11">
        <text:list-item>
          <text:list>
            <text:list-item>
              <text:p text:style-name="P6">Change email id to proper email syntax(<text:a xlink:type="simple" xlink:href="mailto:name@example.com" text:style-name="Internet_20_link" text:visited-style-name="Visited_20_Internet_20_Link">name@example.com</text:a>)</text:p>
            </text:list-item>
            <text:list-item>
              <text:p text:style-name="P6">Replace robots with urdf in <text:span text:style-name="T2">path name for both launch files</text:span></text:p>
            </text:list-item>
          </text:list>
        </text:list-item>
      </text:list>
      <text:list xml:id="list3844557772" text:style-name="L12">
        <text:list-item>
          <text:p text:style-name="P8">Again try roslaunch rugved_description gazebo.launch: it should work <text:s/>properly now</text:p>
        </text:list-item>
        <text:list-item>
          <text:p text:style-name="P8">For RVIZ: <text:s/></text:p>
          <text:p text:style-name="P8">Open a new terminal which gazebo is running</text:p>
          <text:p text:style-name="P8">cd rugved</text:p>
          <text:p text:style-name="P8">source devel/setup.bash(For every new terminal)</text:p>
          <text:p text:style-name="P8">And then type roslauch rugved_description display.launch (Add robot model and change the frame to odom) <text:s/>Refer moore video for this </text:p>
        </text:list-item>
        <text:list-item>
          <text:p text:style-name="P8">Remove &lt;/robot&gt; from the main urdf file(at the end) and </text:p>
          <text:p text:style-name="P8">Copy this to the main urdf file:</text:p>
          <text:p text:style-name="P8">&lt;!--Gazebo Differential Drive Plugin--&gt;</text:p>
        </text:list-item>
      </text:list>
      <text:section text:style-name="Sect1" text:name="crayon-5f2265b9f3eb5202299138-4">
        <text:list xml:id="list120958295790657" text:continue-numbering="true" text:style-name="L12">
          <text:list-header>
            <text:p text:style-name="P10">&lt;gazebo&gt;</text:p>
          </text:list-header>
        </text:list>
      </text:section>
      <text:section text:style-name="Sect1" text:name="crayon-5f2265b9f3eb5202299138-5">
        <text:list xml:id="list120959353810179" text:continue-numbering="true" text:style-name="L12">
          <text:list-header>
            <text:p text:style-name="P10">  &lt;plugin name="differential_drive_controller" filename="libgazebo_ros_diff_drive.so"&gt;</text:p>
          </text:list-header>
        </text:list>
      </text:section>
      <text:section text:style-name="Sect1" text:name="crayon-5f2265b9f3eb5202299138-6">
        <text:list xml:id="list120958860214909" text:continue-numbering="true" text:style-name="L12">
          <text:list-header>
            <text:p text:style-name="P10">    &lt;alwaysOn&gt;true&lt;/alwaysOn&gt;</text:p>
          </text:list-header>
        </text:list>
      </text:section>
      <text:section text:style-name="Sect1" text:name="crayon-5f2265b9f3eb5202299138-7">
        <text:list xml:id="list120957641720552" text:continue-numbering="true" text:style-name="L12">
          <text:list-header>
            <text:p text:style-name="P10">    &lt;legacyMode&gt;false&lt;/legacyMode&gt;</text:p>
          </text:list-header>
        </text:list>
      </text:section>
      <text:section text:style-name="Sect1" text:name="crayon-5f2265b9f3eb5202299138-8">
        <text:list xml:id="list120958494626176" text:continue-numbering="true" text:style-name="L12">
          <text:list-header>
            <text:p text:style-name="P11">    &lt;updateRate&gt;40&lt;/updateRate&gt;</text:p>
          </text:list-header>
        </text:list>
      </text:section>
      <text:section text:style-name="Sect1" text:name="crayon-5f2265b9f3eb5202299138-9">
        <text:list xml:id="list120958248625915" text:continue-numbering="true" text:style-name="L12">
          <text:list-header>
            <text:p text:style-name="P11">    &lt;leftJoint&gt;left_wheel_joint&lt;/leftJoint&gt;</text:p>
          </text:list-header>
        </text:list>
      </text:section>
      <text:section text:style-name="Sect1" text:name="crayon-5f2265b9f3eb5202299138-10">
        <text:list xml:id="list120959495753578" text:continue-numbering="true" text:style-name="L12">
          <text:list-header>
            <text:p text:style-name="P10">    &lt;rightJoint&gt;right_wheel_joint&lt;/rightJoint&gt;</text:p>
          </text:list-header>
        </text:list>
      </text:section>
      <text:section text:style-name="Sect1" text:name="crayon-5f2265b9f3eb5202299138-11">
        <text:list xml:id="list120958220539666" text:continue-numbering="true" text:style-name="L12">
          <text:list-header>
            <text:p text:style-name="P10">    &lt;wheelSeparation&gt;<text:span text:style-name="T3">0.4</text:span>&lt;/wheelSeparation&gt;</text:p>
          </text:list-header>
        </text:list>
      </text:section>
      <text:section text:style-name="Sect1" text:name="crayon-5f2265b9f3eb5202299138-12">
        <text:list xml:id="list120959113126419" text:continue-numbering="true" text:style-name="L12">
          <text:list-header>
            <text:p text:style-name="P10">    &lt;wheelDiameter&gt;<text:span text:style-name="T3">0.1</text:span>&lt;/wheelDiameter&gt;</text:p>
          </text:list-header>
        </text:list>
      </text:section>
      <text:section text:style-name="Sect1" text:name="crayon-5f2265b9f3eb5202299138-13">
        <text:list xml:id="list120957454235603" text:continue-numbering="true" text:style-name="L12">
          <text:list-header>
            <text:p text:style-name="P10">    &lt;torque&gt;20&lt;/torque&gt;</text:p>
          </text:list-header>
        </text:list>
      </text:section>
      <text:section text:style-name="Sect1" text:name="crayon-5f2265b9f3eb5202299138-14">
        <text:list xml:id="list120958569132229" text:continue-numbering="true" text:style-name="L12">
          <text:list-header>
            <text:p text:style-name="P10">    &lt;commandTopic&gt;cmd_vel&lt;/commandTopic&gt;</text:p>
          </text:list-header>
        </text:list>
      </text:section>
      <text:section text:style-name="Sect1" text:name="crayon-5f2265b9f3eb5202299138-15">
        <text:list xml:id="list120958836899667" text:continue-numbering="true" text:style-name="L12">
          <text:list-header>
            <text:p text:style-name="P10">    &lt;odometryTopic&gt;odom&lt;/odometryTopic&gt;</text:p>
          </text:list-header>
        </text:list>
      </text:section>
      <text:section text:style-name="Sect1" text:name="crayon-5f2265b9f3eb5202299138-16">
        <text:list xml:id="list120958798390259" text:continue-numbering="true" text:style-name="L12">
          <text:list-header>
            <text:p text:style-name="P10">    &lt;odometryFrame&gt;odom&lt;/odometryFrame&gt;</text:p>
          </text:list-header>
        </text:list>
      </text:section>
      <text:section text:style-name="Sect1" text:name="crayon-5f2265b9f3eb5202299138-17">
        <text:list xml:id="list120958874820995" text:continue-numbering="true" text:style-name="L12">
          <text:list-header>
            <text:p text:style-name="P10">    &lt;robotBaseFrame&gt;base_footprint&lt;/robotBaseFrame&gt;</text:p>
          </text:list-header>
        </text:list>
      </text:section>
      <text:section text:style-name="Sect1" text:name="crayon-5f2265b9f3eb5202299138-18">
        <text:list xml:id="list120957578410455" text:continue-numbering="true" text:style-name="L12">
          <text:list-header>
            <text:p text:style-name="P10">  &lt;/plugin&gt;</text:p>
          </text:list-header>
        </text:list>
      </text:section>
      <text:section text:style-name="Sect1" text:name="crayon-5f2265b9f3eb5202299138-19">
        <text:list xml:id="list120959567506464" text:continue-numbering="true" text:style-name="L12">
          <text:list-header>
            <text:p text:style-name="P10">&lt;/gazebo&gt;</text:p>
          </text:list-header>
        </text:list>
      </text:section>
      <text:section text:style-name="Sect1" text:name="crayon-5f2265b9f3eb5202299138-20">
        <text:list xml:id="list120957467746811" text:continue-numbering="true" text:style-name="L12">
          <text:list-header>
            <text:p text:style-name="P10">&lt;/robot&gt;</text:p>
          </text:list-header>
        </text:list>
      </text:section>
      <text:list xml:id="list120958428479996" text:continue-numbering="true" text:style-name="L12">
        <text:list-item>
          <text:p text:style-name="P8">catkin_make</text:p>
          <text:p text:style-name="P8">source devel/setup.bash</text:p>
          <text:p text:style-name="P8">now again roslaunch rugved_description gazebo.laaunch and display.launch</text:p>
        </text:list-item>
        <text:list-item>
          <text:p text:style-name="P12">Now change all 4 joint limits (Search limit: &lt;limit )value:</text:p>
          <text:p text:style-name="P12"><text:soft-page-break/>change lower value to -1000</text:p>
          <text:p text:style-name="P12">and upper to 100000</text:p>
        </text:list-item>
        <text:list-item>
          <text:p text:style-name="P12">Now run roscore on new terminal</text:p>
        </text:list-item>
        <text:list-item>
          <text:p text:style-name="P12">open new terminal and write rosrun teleop_twist_keyboard teleop_twist_keyboard.py</text:p>
        </text:list-item>
        <text:list-item>
          <text:p text:style-name="P12">Open new terminal </text:p>
          <text:p text:style-name="P12">source devel/setup.bash</text:p>
          <text:p text:style-name="P12">roslaunch rugved_description gazebo.launch </text:p>
        </text:list-item>
        <text:list-item>
          <text:p text:style-name="P12">open another new terminal </text:p>
          <text:p text:style-name="P12">source devel/setup.bash</text:p>
          <text:p text:style-name="P12">roslaunch rugved_description display.launch </text:p>
        </text:list-item>
        <text:list-item>
          <text:p text:style-name="P12">Type U to check whether bot is moving or not</text:p>
        </text:list-item>
        <text:list-item>
          <text:p text:style-name="P12">Upload to git:</text:p>
          <text:p text:style-name="P12">Create a new repository</text:p>
        </text:list-item>
        <text:list-item>
          <text:p text:style-name="P12">Open terminal:</text:p>
          <text:p text:style-name="P12">git config <text:s/>--global user.email “your email”</text:p>
          <text:p text:style-name="P12">git config <text:s/>--global user.name “Your name”</text:p>
          <text:p text:style-name="P13">cd ~</text:p>
          <text:p text:style-name="P13">cd Desktop/</text:p>
          <text:p text:style-name="P13">git clone “copy url of repository from github”</text:p>
          <text:p text:style-name="P13">cd Repository name</text:p>
          <text:p text:style-name="P13">copy the folder into repository folder created on desktop</text:p>
          <text:p text:style-name="P13">git status</text:p>
          <text:p text:style-name="P13">git add .</text:p>
          <text:p text:style-name="P13">git commit -m<text:tab/>“ rugved ros task 1”</text:p>
          <text:p text:style-name="P13">git push origin master</text:p>
        </text:list-item>
      </text:list>
      <text:p text:style-name="P14"><text:tab/></text:p>
      <text:p text:style-name="P14"><text:tab/></text:p>
      <text:p text:style-name="P14"><text:tab/></text:p>
      <text:list xml:id="list120957995069854" text:continue-numbering="true" text:style-name="L12">
        <text:list-header>
          <text:p text:style-name="P12"/>
          <text:p text:style-name="P12"/>
          <text:p text:style-name="P8"/>
        </text:list-header>
      </text:list>
      <text:p text:style-name="P9"><text:tab/></text:p>
      <text:p text:style-name="P9"/>
      <text:list xml:id="list120959003938086" text:continue-numbering="true" text:style-name="L12">
        <text:list-header>
          <text:p text:style-name="P8"/>
        </text:list-header>
      </text:list>
      <text:p text:style-name="P1"/>
      <text:p text:style-name="P1"/>
      <text:p text:style-name="P1"><text:s/></text:p>
      <text:list xml:id="list2448989130" text:style-name="L4">
        <text:list-header>
          <text:p text:style-name="P3"/>
        </text:list-header>
      </text:list>
      <text:list xml:id="list513344423" text:style-name="L1">
        <text:list-header>
          <text:p text:style-name="P2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1:28:37.774078700</meta:creation-date>
    <dc:date>2020-07-30T12:09:57.129608778</dc:date>
    <meta:editing-duration>PT6M1S</meta:editing-duration>
    <meta:editing-cycles>1</meta:editing-cycles>
    <meta:document-statistic meta:table-count="0" meta:image-count="0" meta:object-count="0" meta:page-count="2" meta:paragraph-count="84" meta:word-count="371" meta:character-count="2569" meta:non-whitespace-character-count="2256"/>
    <meta:generator>LibreOffice/6.0.7.3$Linux_X86_64 LibreOffice_project/00m0$Build-3</meta:generator>
  </office:meta>
</office:document-meta>
</file>